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302ea0"/>
    </style:style>
    <style:style style:name="P9" style:family="paragraph" style:parent-style-name="Exalted">
      <style:text-properties fo:language="en" fo:country="US" officeooo:paragraph-rsid="00261162"/>
    </style:style>
    <style:style style:name="P10" style:family="paragraph" style:parent-style-name="Exalted">
      <style:text-properties fo:language="en" fo:country="US" officeooo:paragraph-rsid="0027977e"/>
    </style:style>
    <style:style style:name="P11" style:family="paragraph" style:parent-style-name="Exalted">
      <style:text-properties fo:language="en" fo:country="US" officeooo:rsid="00302ea0" officeooo:paragraph-rsid="00302ea0"/>
    </style:style>
    <style:style style:name="P12" style:family="paragraph" style:parent-style-name="Exalted">
      <style:text-properties fo:language="en" fo:country="US" fo:font-weight="normal" style:font-weight-asian="normal" style:font-weight-complex="normal"/>
    </style:style>
    <style:style style:name="P13" style:family="paragraph" style:parent-style-name="Exalted">
      <style:text-properties fo:language="en" fo:country="US" fo:font-weight="bold" style:font-weight-asian="bold"/>
    </style:style>
    <style:style style:name="P14" style:family="paragraph" style:parent-style-name="Exalted">
      <style:text-properties fo:language="en" fo:country="US" officeooo:paragraph-rsid="002c03f9"/>
    </style:style>
    <style:style style:name="P15" style:family="paragraph" style:parent-style-name="Exalted">
      <style:text-properties fo:language="en" fo:country="US" officeooo:paragraph-rsid="003baddd"/>
    </style:style>
    <style:style style:name="P16"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7" style:family="paragraph" style:parent-style-name="Exalted">
      <style:paragraph-properties fo:margin-top="0in" fo:margin-bottom="0.0799in" style:contextual-spacing="fals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Heading_20_3">
      <style:text-properties fo:language="en" fo:country="US"/>
    </style:style>
    <style:style style:name="P21" style:family="paragraph" style:parent-style-name="Heading_20_3">
      <style:text-properties fo:language="en" fo:country="US" officeooo:paragraph-rsid="00338d66"/>
    </style:style>
    <style:style style:name="P22" style:family="paragraph" style:parent-style-name="Heading_20_3">
      <style:text-properties fo:language="en" fo:country="US" officeooo:paragraph-rsid="0031fabe"/>
    </style:style>
    <style:style style:name="P23" style:family="paragraph" style:parent-style-name="Heading_20_4">
      <style:text-properties fo:language="en" fo:country="US"/>
    </style:style>
    <style:style style:name="P24" style:family="paragraph" style:parent-style-name="Heading_20_4">
      <style:text-properties fo:language="en" fo:country="US" officeooo:paragraph-rsid="003969c4"/>
    </style:style>
    <style:style style:name="P25" style:family="paragraph" style:parent-style-name="Heading_20_4">
      <style:text-properties fo:language="en" fo:country="US" officeooo:paragraph-rsid="003baddd"/>
    </style:style>
    <style:style style:name="P26" style:family="paragraph" style:parent-style-name="Sidebar">
      <style:text-properties fo:language="en" fo:country="US" officeooo:paragraph-rsid="00338d66"/>
    </style:style>
    <style:style style:name="P27" style:family="paragraph" style:parent-style-name="Sidebar_20_Heading">
      <style:text-properties fo:language="en" fo:country="US"/>
    </style:style>
    <style:style style:name="P2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9" style:family="paragraph" style:parent-style-name="Exalted" style:list-style-name="Exalted_20_Center_20_Dot">
      <style:text-properties fo:language="en" fo:country="US"/>
    </style:style>
    <style:style style:name="P30" style:family="paragraph" style:parent-style-name="Exalted" style:list-style-name="Exalted_20_Center_20_Dot">
      <style:text-properties fo:language="en" fo:country="US" officeooo:paragraph-rsid="00302ea0"/>
    </style:style>
    <style:style style:name="P31" style:family="paragraph" style:parent-style-name="Exalted" style:list-style-name="Exalted_20_Center_20_Dot">
      <style:paragraph-properties fo:text-align="start" style:justify-single-word="false"/>
      <style:text-properties fo:language="en" fo:country="US"/>
    </style:style>
    <style:style style:name="P32" style:family="paragraph" style:parent-style-name="Exalted" style:list-style-name="Exalted_20_Center_20_Dot">
      <style:text-properties fo:language="en" fo:country="US" officeooo:rsid="003c01a0" officeooo:paragraph-rsid="003c01a0"/>
    </style:style>
    <style:style style:name="P33"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4" style:family="paragraph" style:parent-style-name="Exalted" style:list-style-name="Exalted_20_Center_20_Dot">
      <style:paragraph-properties fo:margin-top="0in" fo:margin-bottom="0in" style:contextual-spacing="false"/>
      <style:text-properties fo:language="en" fo:country="US"/>
    </style:style>
    <style:style style:name="P35"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6" style:family="paragraph" style:parent-style-name="Exalted" style:list-style-name="Exalted_20_Center_20_Dot">
      <style:paragraph-properties fo:margin-top="0in" fo:margin-bottom="0in" style:contextual-spacing="false"/>
      <style:text-properties fo:language="en" fo:country="US" officeooo:paragraph-rsid="003c01a0"/>
    </style:style>
    <style:style style:name="P37" style:family="paragraph" style:parent-style-name="Exalted" style:list-style-name="Exalted_20_Center_20_Dot">
      <style:paragraph-properties fo:margin-top="0in" fo:margin-bottom="0in" style:contextual-spacing="false" fo:text-align="start" style:justify-single-word="false"/>
      <style:text-properties fo:language="en" fo:country="US"/>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fo:color="#980000" loext:opacity="100%" style:font-name="Modern Antiqua" fo:font-weight="bold" style:font-name-asian="Modern Antiqua1" style:font-weight-asian="bold" style:font-name-complex="Modern Antiqua1"/>
    </style:style>
    <style:style style:name="T18" style:family="text">
      <style:text-properties fo:font-weight="normal" officeooo:rsid="00261162" style:font-weight-asian="normal" style:font-weight-complex="normal"/>
    </style:style>
    <style:style style:name="T19" style:family="text">
      <style:text-properties fo:font-weight="normal" officeooo:rsid="00293e36" style:font-weight-asian="normal" style:font-weight-complex="normal"/>
    </style:style>
    <style:style style:name="T20" style:family="text">
      <style:text-properties fo:font-weight="normal" officeooo:rsid="002b1d27" style:font-weight-asian="normal" style:font-weight-complex="normal"/>
    </style:style>
    <style:style style:name="T21" style:family="text">
      <style:text-properties officeooo:rsid="002c03f9"/>
    </style:style>
    <style:style style:name="T22" style:family="text">
      <style:text-properties officeooo:rsid="00338d66"/>
    </style:style>
    <style:style style:name="T23" style:family="text">
      <style:text-properties officeooo:rsid="00354a16"/>
    </style:style>
    <style:style style:name="T24" style:family="text">
      <style:text-properties fo:language="en" fo:country="US" officeooo:rsid="002d725a"/>
    </style:style>
    <style:style style:name="T25" style:family="text">
      <style:text-properties officeooo:rsid="003969c4"/>
    </style:style>
    <style:style style:name="T26" style:family="text">
      <style:text-properties officeooo:rsid="003a014e"/>
    </style:style>
    <style:style style:name="T27" style:family="text">
      <style:text-properties officeooo:rsid="003c01a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P6"><text:span text:style-name="T1">Supernatural Abilities</text:span> are those that only may be accessed by dealing with the supernatural aspects of the world. Sorcery, Necromancy, Shapeshifting, and control of Fire are all examples.</text:p>
        <text:h text:style-name="P18"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dice (+1).</text:p>
        <text:p text:style-name="P6">Specialties do <text:span text:style-name="T1">not </text:span>affect Static Values.</text:p>
        <text:h text:style-name="P18" text:outline-level="2">Natural Abilities</text:h>
        <text:h text:style-name="P20" text:outline-level="3">Archery</text:h>
        <text:p text:style-name="P6">Mastery of ranged weapons that propel projectiles. The bow and arrow is the dominant form, but other examples range from the mechanical crossbow, to slings, to even the exotic flam<text:span text:style-name="T26">e</text:span>piece that shoots streamers of fire.</text:p>
        <text:p text:style-name="P7"><text:span text:style-name="T2">Combat:</text:span><text:span text:style-name="T18"> </text:span><text:span text:style-name="T5">Archery</text:span><text:span text:style-name="T18"> </text:span><text:span text:style-name="T19">attacks are </text:span><text:span text:style-name="T5">Ranged.</text:span></text:p>
        <text:h text:style-name="P23" text:outline-level="4">Sample Specialties</text:h>
        <text:list xml:id="list1875291777" text:style-name="Exalted_20_Center_20_Dot">
          <text:list-item>
            <text:p text:style-name="P33">Bow</text:p>
          </text:list-item>
          <text:list-item>
            <text:p text:style-name="P33">Crossbow</text:p>
          </text:list-item>
          <text:list-item>
            <text:p text:style-name="P33">Flamepiece</text:p>
          </text:list-item>
          <text:list-item>
            <text:p text:style-name="P29"><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text:s/>ammunition. It is simply assumed that the character has crafted or procured enough ammunition to perform their actions.</text:p>
              <text:p text:style-name="P5"/>
              <text:p text:style-name="P3"><text:span text:style-name="T24">However, Storytellers may introduce a lack of ammunition as a </text:span><text:a xlink:type="simple" xlink:href="#Complication|outline" text:style-name="Internet_20_link" text:visited-style-name="Visited_20_Internet_20_Link"><text:span text:style-name="T24">Complication</text:span></text:a><text:span text:style-name="T24"> into the story, granting the Player a Strife Point in exchange. </text:span><text:span text:style-name="T15">Like all complications, the Player must accept the Strife Point </text:span><text:span text:style-name="T16">for it to take effect.</text:span></text:p>
            </table:table-cell>
          </table:table-row>
        </table:table>
        <text:h text:style-name="P20"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3" text:outline-level="4">Sample Specialt<text:span text:style-name="T25">i</text:span>es</text:h>
        <text:list xml:id="list211421869181072" text:continue-numbering="true" text:style-name="Exalted_20_Center_20_Dot">
          <text:list-item>
            <text:p text:style-name="P34">Running</text:p>
          </text:list-item>
          <text:list-item>
            <text:p text:style-name="P34">Climbing</text:p>
          </text:list-item>
          <text:list-item>
            <text:p text:style-name="P29">Swimming</text:p>
          </text:list-item>
        </text:list>
        <text:h text:style-name="P20"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5" text:outline-level="4">Sample Specialties</text:h>
        <text:p text:style-name="P15">Specialties in Awareness are location dependent, reflecting what sort of background the character grew up in. Those born out in the wilderness would find themselves overwhelmed by the large crowds in a city, for example.</text:p>
        <text:list xml:id="list211421299609966" text:continue-numbering="true" text:style-name="Exalted_20_Center_20_Dot">
          <text:list-item>
            <text:p text:style-name="P34">Wilderness</text:p>
          </text:list-item>
          <text:list-item>
            <text:p text:style-name="P34">Cities</text:p>
          </text:list-item>
          <text:list-item>
            <text:p text:style-name="P29">Political Gatherings</text:p>
          </text:list-item>
        </text:list>
        <text:h text:style-name="P20" text:outline-level="3">Brawl</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9"><text:span text:style-name="T2">Combat:</text:span><text:span text:style-name="T18"> </text:span><text:span text:style-name="T6">Brawl</text:span><text:span text:style-name="T18"> </text:span><text:span text:style-name="T19">attacks are</text:span><text:span text:style-name="T18"> </text:span><text:span text:style-name="T6">Close Range</text:span><text:span text:style-name="T18">.</text:span></text:p>
        <text:h text:style-name="P25" text:outline-level="4">Sample Specialties</text:h>
        <text:list xml:id="list211421350207848" text:continue-numbering="true" text:style-name="Exalted_20_Center_20_Dot">
          <text:list-item>
            <text:p text:style-name="P34">Punching</text:p>
          </text:list-item>
          <text:list-item>
            <text:p text:style-name="P34">Kicking</text:p>
          </text:list-item>
          <text:list-item>
            <text:p text:style-name="P29">Grappling/Restraints</text:p>
          </text:list-item>
        </text:list>
        <text:h text:style-name="P20"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4" text:outline-level="4">Sample Specialties</text:h>
        <text:list xml:id="list211421969535451" text:continue-numbering="true" text:style-name="Exalted_20_Center_20_Dot">
          <text:list-item>
            <text:p text:style-name="P34">Carpentry</text:p>
          </text:list-item>
          <text:list-item>
            <text:p text:style-name="P34">Jerry-Rigging</text:p>
          </text:list-item>
          <text:list-item>
            <text:p text:style-name="P34">Blacksmithing</text:p>
          </text:list-item>
          <text:list-item>
            <text:p text:style-name="P34">Stone-working</text:p>
          </text:list-item>
          <text:list-item>
            <text:p text:style-name="P29">Cloth-working</text:p>
          </text:list-item>
        </text:list>
        <text:h text:style-name="P20" text:outline-level="3"><text:soft-page-break/>Deception</text:h>
        <text:p text:style-name="P6">Deception is the art of trickery, manipulation, <text:span text:style-name="T23">and </text:span><text:span text:style-name="T8">bold-faced</text:span><text:span text:style-name="T23"> lying</text:span>. Its masters are adept at getting people to do what they want without them even realizing an outside influence is even there. Deception is used to calculate <text:span text:style-name="T1">Guile</text:span>.</text:p>
        <text:h text:style-name="P23" text:outline-level="4">Sample Specialties</text:h>
        <text:list xml:id="list211422238191559" text:continue-numbering="true" text:style-name="Exalted_20_Center_20_Dot">
          <text:list-item>
            <text:p text:style-name="P34">Forgery</text:p>
          </text:list-item>
          <text:list-item>
            <text:p text:style-name="P34">Sleight of Hand</text:p>
          </text:list-item>
          <text:list-item>
            <text:p text:style-name="P36">Conceal evidenc<text:span text:style-name="T27">e</text:span></text:p>
          </text:list-item>
          <text:list-item>
            <text:p text:style-name="P32">Misdirection</text:p>
          </text:list-item>
        </text:list>
        <table:table table:name="Table3" table:style-name="Table3">
          <table:table-column table:style-name="Table3.A"/>
          <table:table-row table:style-name="Table3.1">
            <table:table-cell table:style-name="Table3.A1" office:value-type="string">
              <text:p text:style-name="P27">Everyone can Lie</text:p>
              <text:p text:style-name="P26"><text:span text:style-name="T22">Deception is the natural ability for </text:span><text:span text:style-name="T9">liars to gravitate towards, but </text:span><text:span text:style-name="T8">it</text:span><text:span text:style-name="T9"> </text:span><text:span text:style-name="T8">is not </text:span><text:span text:style-name="T11">required</text:span><text:span text:style-name="T12"> for lying. </text:span><text:span text:style-name="T13">Every person and every ability, has the ability to misdirect and lie.</text:span><text:span text:style-name="T14"> Deception is just the purest expression of this.</text:span></text:p>
            </table:table-cell>
          </table:table-row>
        </table:table>
        <text:h text:style-name="P21" text:outline-level="3">Integrity</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0" text:outline-level="3">Leadership</text:h>
        <text:p text:style-name="P6">Leadership covers the skills necessary to manage, inspire, and otherwise command large groups of people to act as one unified whole.</text:p>
        <text:h text:style-name="P24" text:outline-level="4">Sample Specialties</text:h>
        <text:list xml:id="list211420670495045" text:continue-numbering="true" text:style-name="Exalted_20_Center_20_Dot">
          <text:list-item>
            <text:p text:style-name="P34">Oratory</text:p>
          </text:list-item>
          <text:list-item>
            <text:p text:style-name="P34">Organization</text:p>
          </text:list-item>
          <text:list-item>
            <text:p text:style-name="P29">Tactics</text:p>
          </text:list-item>
        </text:list>
        <text:h text:style-name="P20"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5" text:outline-level="4">Sample Specialties</text:h>
        <text:list xml:id="list211421961709063" text:continue-numbering="true" text:style-name="Exalted_20_Center_20_Dot">
          <text:list-item>
            <text:p text:style-name="P34">Geography</text:p>
          </text:list-item>
          <text:list-item>
            <text:p text:style-name="P34">History</text:p>
          </text:list-item>
          <text:list-item>
            <text:p text:style-name="P29">Cryptography</text:p>
          </text:list-item>
        </text:list>
        <table:table table:name="Table2" table:style-name="Table2">
          <table:table-column table:style-name="Table2.A"/>
          <table:table-row table:style-name="Table2.1">
            <table:table-cell table:style-name="Table2.A1" office:value-type="string">
              <text:p text:style-name="P16"><text:span text:style-name="T17">The Non-Omniscient Scholar<text:line-break/></text:span>Having a high Lore does not confer <text:span text:style-name="T3">absolute truths</text:span> upon a character-rather it represents being well-versed in what is known--and often as much as what is unknown.</text:p>
              <text:p text:style-name="P16">It is a fact that the Immaculate Order claims that Solars and Lunars are Anathema. It is a fact that many other societies claim. <text:s/>High lore will allow knowledge that these two facts exist, but not which one of them are right.</text:p>
              <text:p text:style-name="P16">Storytellers should keep a character’s background (and specialty) in mind when revealing information to players--phrasing information through such natural biases.</text:p>
            </table:table-cell>
          </table:table-row>
        </table:table>
        <text:h text:style-name="P22" text:outline-level="3">Medicine</text:h>
        <text:p text:style-name="P6">Medicine is the diagnosis and healing of the mind, body, and soul. Those with high Medicine have an intense knowledge of the bone and muscle structure, herbal remedies, as well as precise chakras.</text:p>
        <text:h text:style-name="P24" text:outline-level="4">Sample Specialties</text:h>
        <text:list xml:id="list211421671890324" text:continue-numbering="true" text:style-name="Exalted_20_Center_20_Dot">
          <text:list-item>
            <text:p text:style-name="P37">Alchemy</text:p>
          </text:list-item>
          <text:list-item>
            <text:p text:style-name="P37">Chi</text:p>
          </text:list-item>
          <text:list-item>
            <text:p text:style-name="P37">Surgery</text:p>
          </text:list-item>
          <text:list-item>
            <text:p text:style-name="P31">Medicinal Plants</text:p>
          </text:list-item>
        </text:list>
        <text:h text:style-name="P20" text:outline-level="3">Melee</text:h>
        <text:p text:style-name="P6">Mastery of close range combat that uses a weapon as their primary method of felling their foe.</text:p>
        <text:p text:style-name="P15">Over the millennia of human history, there have been countless styles and forms of weapons made. Specialties therefore are <text:span text:style-name="T3">representative</text:span> of how the weapon is used: A spear could be used as a Sword, Staff, or Spear, for example.</text:p>
        <text:p text:style-name="P10"><text:span text:style-name="T2">Combat:</text:span><text:span text:style-name="T18"> </text:span><text:span text:style-name="T7">Melee</text:span><text:span text:style-name="T18"> </text:span><text:span text:style-name="T20">attacks are </text:span><text:span text:style-name="T6">Close Range</text:span><text:span text:style-name="T18">.</text:span></text:p>
        <text:h text:style-name="P25" text:outline-level="4">Sample Specialties</text:h>
        <text:list xml:id="list211421441192730" text:continue-numbering="true" text:style-name="Exalted_20_Center_20_Dot">
          <text:list-item>
            <text:p text:style-name="P34">Swords </text:p>
          </text:list-item>
          <text:list-item>
            <text:p text:style-name="P34">Clubs </text:p>
          </text:list-item>
          <text:list-item>
            <text:p text:style-name="P29">Staff</text:p>
          </text:list-item>
        </text:list>
        <text:h text:style-name="P20" text:outline-level="3">Navigation</text:h>
        <text:p text:style-name="P6">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P25" text:outline-level="4">Sample Specialties</text:h>
        <text:list xml:id="list211421511779336" text:continue-numbering="true" text:style-name="Exalted_20_Center_20_Dot">
          <text:list-item>
            <text:p text:style-name="P34">Ocean </text:p>
          </text:list-item>
          <text:list-item>
            <text:p text:style-name="P34">Wilderness</text:p>
          </text:list-item>
          <text:list-item>
            <text:p text:style-name="P34">Urban</text:p>
          </text:list-item>
          <text:list-item>
            <text:p text:style-name="P29">Tracking</text:p>
          </text:list-item>
        </text:list>
        <text:h text:style-name="P20"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5" text:outline-level="4">Sample Specialties</text:h>
        <text:list xml:id="list211421321820669" text:continue-numbering="true" text:style-name="Exalted_20_Center_20_Dot">
          <text:list-item>
            <text:p text:style-name="P34">Dance</text:p>
          </text:list-item>
          <text:list-item>
            <text:p text:style-name="P34">Singing</text:p>
          </text:list-item>
          <text:list-item>
            <text:p text:style-name="P34">Acting</text:p>
          </text:list-item>
          <text:list-item>
            <text:p text:style-name="P29">Poetry/Linguistics</text:p>
          </text:list-item>
        </text:list>
        <text:h text:style-name="P20" text:outline-level="3"><text:soft-page-break/>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3" text:outline-level="4">Sample Specialties</text:h>
        <text:list xml:id="list211421544224713" text:continue-numbering="true" text:style-name="Exalted_20_Center_20_Dot">
          <text:list-item>
            <text:p text:style-name="P34">Lifting</text:p>
          </text:list-item>
          <text:list-item>
            <text:p text:style-name="P34">Crushing</text:p>
          </text:list-item>
          <text:list-item>
            <text:p text:style-name="P29">Resistance (poisons/toxins)</text:p>
          </text:list-item>
        </text:list>
        <text:h text:style-name="P20" text:outline-level="3">Politics</text:h>
        <text:p text:style-name="P6">Politics is the maneuvering and manipulation of groups of ideological-similar people. M A character skilled in Politics will be able to manipulate peoples according to their will.</text:p>
        <text:p text:style-name="P15">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5" text:outline-level="4">Sample Specialties</text:h>
        <text:list xml:id="list211420676410273" text:continue-numbering="true" text:style-name="Exalted_20_Center_20_Dot">
          <text:list-item>
            <text:p text:style-name="P34">Bureaucracy</text:p>
          </text:list-item>
          <text:list-item>
            <text:p text:style-name="P34">Guild</text:p>
          </text:list-item>
          <text:list-item>
            <text:p text:style-name="P34">Specific Political Party</text:p>
          </text:list-item>
          <text:list-item>
            <text:p text:style-name="P29">Undercity</text:p>
          </text:list-item>
        </text:list>
        <text:h text:style-name="P19" text:outline-level="3">Socialize</text:h>
        <text:p text:style-name="P11">Socialization is a way to relate and talk with people, making them feel heard and personally connected to the</text:p>
        <text:p text:style-name="P8">Persuasive characters know how to talk and charm people with their bright personality, ultimately with a goal in mind. It is used to both extract as well as impart information and tasks.</text:p>
        <text:h text:style-name="P25" text:outline-level="4">Sample Specialties</text:h>
        <text:list xml:id="list211421273881922" text:continue-numbering="true" text:style-name="Exalted_20_Center_20_Dot">
          <text:list-item>
            <text:p text:style-name="P35">Charm</text:p>
          </text:list-item>
          <text:list-item>
            <text:p text:style-name="P35">Beguilement</text:p>
          </text:list-item>
          <text:list-item>
            <text:p text:style-name="P30">Fast-Talking</text:p>
          </text:list-item>
        </text:list>
        <text:h text:style-name="P20" text:outline-level="3">Stealth</text:h>
        <text:p text:style-name="P6">Stealth is the ability to avoid detection-through any sense. They know how to carry their body, which ways shadows cast, as well as creating disguises and blending into crowds.</text:p>
        <text:h text:style-name="P25" text:outline-level="4">Sample Specialties</text:h>
        <text:list xml:id="list211420392640395" text:continue-numbering="true" text:style-name="Exalted_20_Center_20_Dot">
          <text:list-item>
            <text:p text:style-name="P34">Disguise</text:p>
          </text:list-item>
          <text:list-item>
            <text:p text:style-name="P34">Crowds</text:p>
          </text:list-item>
          <text:list-item>
            <text:p text:style-name="P34">Hiding</text:p>
          </text:list-item>
          <text:list-item>
            <text:p text:style-name="P34">Pick-pocketing</text:p>
          </text:list-item>
          <text:list-item>
            <text:p text:style-name="P34">Shadowing</text:p>
          </text:list-item>
        </text:list>
        <text:h text:style-name="P20" text:outline-level="3">Thrown</text:h>
        <text:p text:style-name="P6">Thrown focuses on Ranged Combat where the entire (or vast majority) of the weapon is hurled at the opponent, rather than projectiles.</text:p>
        <text:p text:style-name="P7"><text:span text:style-name="T2">Combat:</text:span><text:span text:style-name="T18"> </text:span><text:span text:style-name="T5">Thrown</text:span><text:span text:style-name="T18"> </text:span><text:span text:style-name="T19">attacks are </text:span><text:span text:style-name="T5">Ranged.</text:span></text:p>
        <text:h text:style-name="P25" text:outline-level="4">Sample Specialties</text:h>
        <text:list xml:id="list211420960480072" text:continue-numbering="true" text:style-name="Exalted_20_Center_20_Dot">
          <text:list-item>
            <text:p text:style-name="P34">Javelin (Spear, Atlatl, dart)</text:p>
          </text:list-item>
          <text:list-item>
            <text:p text:style-name="P34">Bladed (knives, shuriken, kunai, dart, axes)</text:p>
          </text:list-item>
          <text:list-item>
            <text:p text:style-name="P34">Simple (Sling, blowgun, boomerang)</text:p>
          </text:list-item>
          <text:list-item>
            <text:p text:style-name="P29">Chakram</text:p>
          </text:list-item>
        </text:list>
        <text:h text:style-name="P18"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0" text:outline-level="3">Sorcery</text:h>
        <text:p text:style-name="P12">Sorcery is the manipulation and </text:p>
        <text:p text:style-name="P13">[[Hey it’s sorcery! ]]</text:p>
        <text:h text:style-name="P20" text:outline-level="3">Necromancy</text:h>
        <text:p text:style-name="P13">[[and I’m Necromancy! ]]</text:p>
        <text:h text:style-name="P18" text:outline-level="2">Creating New Abilities</text:h>
        <text:p text:style-name="P6">The provided Abilities are not considered comprehensive or exclusive list-simply a selection that is expected to be most useful in the <text:s/><text:span text:style-name="T3">Exalted</text:span> setting. New Abilities may be made as needed or desired. For example, a modern setting would ask for the abilities <text:span text:style-name="T3">Firearms </text:span>and <text:span text:style-name="T3">Drive.</text:span></text:p>
        <text:p text:style-name="P6">Abilities do not need to be exclusive from each other, nor do their descending Charms. It is perfectly acceptable to have two abilities that overlap.</text:p>
        <text:p text:style-name="P14"><text:span text:style-name="T21">If the custom Ability is close to </text:span><text:span text:style-name="T10">an existing one, and charms could reasonably be used for one Ability or the Other, the Storyteller should allow one purchase of the charm to be used for both abilities. <text:s/>For example: if a character decides they want to create an “Architecture” ability in the similar vein to the “Craft” ability, they could reasonably purchase craft charms once and use them both for Architecture and Craft.</text:span></text:p>
        <text:h text:style-name="P20" text:outline-level="3">Example: Drive</text:h>
        <text:p text:style-name="P17">[[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21:14:20.108000000</dc:date>
    <meta:editing-cycles>37</meta:editing-cycles>
    <dc:title>Abilities</dc:title>
    <meta:editing-duration>PT1H39M12S</meta:editing-duration>
    <meta:generator>LibreOffice/7.0.3.1$Windows_X86_64 LibreOffice_project/d7547858d014d4cf69878db179d326fc3483e082</meta:generator>
    <dc:creator>Samuel Smith</dc:creator>
    <meta:document-statistic meta:table-count="3" meta:image-count="0" meta:object-count="0" meta:page-count="3" meta:paragraph-count="165" meta:word-count="1726" meta:character-count="10502" meta:non-whitespace-character-count="8996"/>
  </office:meta>
</office:document-meta>
</file>